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30_12-15-00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30_13-19-49_000.jpg</text:p>
          </table:table-cell>
          <table:table-cell table:style-name="ce22" office:value-type="string">
            <text:p>:PHOTO 記録 / 作ったもの / 結び,knot / knot=sackstich,M=18.8.1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3]=&quot;&quot;;[.C3];CONCATENATE([.C3];&quot; / &quot;;[.E3]))" office:value-type="string" office:string-value=":PHOTO 記録 / 作ったもの / 結び,knot / knot=sackstich,M=18.8.1">
            <text:p>:PHOTO 記録 / 作ったもの / 結び,knot / knot=sackstich,M=18.8.1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30_13-31-15_000.jpg</text:p>
          </table:table-cell>
          <table:table-cell table:style-name="ce22" office:value-type="string">
            <text:p>:PHOTO 記録 / 作ったもの / 結び,knot / knot=sackstich,M=18.8.2</text:p>
          </table:table-cell>
          <table:table-cell table:style-name="ce3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4]=&quot;&quot;;[.C4];CONCATENATE([.C4];&quot; / &quot;;[.E4]))" office:value-type="string" office:string-value=":PHOTO 記録 / 作ったもの / 結び,knot / knot=sackstich,M=18.8.2">
            <text:p>:PHOTO 記録 / 作ったもの / 結び,knot / knot=sackstich,M=18.8.2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30_13-48-39_000.jpg</text:p>
          </table:table-cell>
          <table:table-cell table:style-name="ce22" office:value-type="string">
            <text:p>:PHOTO 記録 / 作ったもの / 結び,knot / knot=自在結び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5]=&quot;&quot;;[.C5];CONCATENATE([.C5];&quot; / &quot;;[.E5]))" office:value-type="string" office:string-value=":PHOTO 記録 / 作ったもの / 結び,knot / knot=自在結び">
            <text:p>:PHOTO 記録 / 作ったもの / 結び,knot / knot=自在結び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30_14-00-03_000.jpg</text:p>
          </table:table-cell>
          <table:table-cell table:style-name="ce16" office:value-type="string">
            <text:p>:m 温度 / 部屋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6]=&quot;&quot;;[.C6];CONCATENATE([.C6];&quot; / &quot;;[.E6]))" office:value-type="string" office:string-value=":m 温度 / 部屋">
            <text:p>:m 温度 / 部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30_14-51-03_000.jpg</text:p>
          </table:table-cell>
          <table:table-cell table:style-name="ce22" office:value-type="string">
            <text:p>:PHOTO 記録 / 作ったもの / 結び,knot / knot=南京結び</text:p>
          </table:table-cell>
          <table:table-cell table:style-name="ce19"/>
          <table:table-cell table:style-name="ce4"/>
          <table:table-cell table:style-name="ce4"/>
          <table:table-cell table:style-name="ce39" table:formula="of:=IF([.E7]=&quot;&quot;;[.C7];CONCATENATE([.C7];&quot; / &quot;;[.E7]))" office:value-type="string" office:string-value=":PHOTO 記録 / 作ったもの / 結び,knot / knot=南京結び">
            <text:p>:PHOTO 記録 / 作ったもの / 結び,knot / knot=南京結び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30_15-32-03_000.jpg</text:p>
          </table:table-cell>
          <table:table-cell table:style-name="ce22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8]=&quot;&quot;;[.C8];CONCATENATE([.C8];&quot; / &quot;;[.E8]))" office:value-type="string" office:string-value="-*">
            <text:p>-*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30_15-38-39_000.jpg</text:p>
          </table:table-cell>
          <table:table-cell table:style-name="ce22" office:value-type="string">
            <text:p>:m RES 1*1 / free# JVEMV6 37#21.4_46 / 37. miscs of miscs / 21. math&amp;physics / 4. knot-theory / theme=sackstich;zimmermannsknoten;トラック：南京結び;外科結び / N+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9]=&quot;&quot;;[.C9];CONCATENATE([.C9];&quot; / &quot;;[.E9]))" office:value-type="string" office:string-value=":m RES 1*1 / free# JVEMV6 37#21.4_46 / 37. miscs of miscs / 21. math&amp;physics / 4. knot-theory / theme=sackstich;zimmermannsknoten;トラック：南京結び;外科結び / N+">
            <text:p>:m RES 1*1 / free# JVEMV6 37#21.4_46 / 37. miscs of miscs / 21. math&amp;physics / 4. knot-theory / theme=sackstich;zimmermannsknoten;トラック：南京結び;外科結び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30_16-52-42_000.jpg</text:p>
          </table:table-cell>
          <table:table-cell table:style-name="ce19" office:value-type="string">
            <text:p>:m anim / dessin / s-14 / theme=手 / N+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0]=&quot;&quot;;[.C10];CONCATENATE([.C10];&quot; / &quot;;[.E10]))" office:value-type="string" office:string-value=":m anim / dessin / s-14 / theme=手 / N+">
            <text:p>:m anim / dessin / s-14 / theme=手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30_17-06-25_000.jpg</text:p>
          </table:table-cell>
          <table:table-cell table:style-name="ce16" office:value-type="string">
            <text:p>:m 温度 / 部屋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1]=&quot;&quot;;[.C11];CONCATENATE([.C11];&quot; / &quot;;[.E11]))" office:value-type="string" office:string-value=":m 温度 / 部屋">
            <text:p>:m 温度 / 部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30_18-22-48_000.jpg</text:p>
          </table:table-cell>
          <table:table-cell table:style-name="ce19" office:value-type="string">
            <text:p>:m RES 1-3*3 / free# JVEMV6 37#23.1_10 / 37. miscs of miscs / 23. CO2 / 1. mind-map / M-47:#16.1,thermo-plasma,w:gas-breakdown / N+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2]=&quot;&quot;;[.C12];CONCATENATE([.C12];&quot; / &quot;;[.E12]))" office:value-type="string" office:string-value=":m RES 1-3*3 / free# JVEMV6 37#23.1_10 / 37. miscs of miscs / 23. CO2 / 1. mind-map / M-47:#16.1,thermo-plasma,w:gas-breakdown / N+">
            <text:p>:m RES 1-3*3 / free# JVEMV6 37#23.1_10 / 37. miscs of miscs / 23. CO2 / 1. mind-map / M-47:#16.1,thermo-plasma,w:gas-breakdown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30_20-25-45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9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30_23-04-49_000.jpg</text:p>
          </table:table-cell>
          <table:table-cell table:style-name="ce22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765869 E-139-34-49.654541</text:p>
          </table:table-cell>
          <table:table-cell table:style-name="ce39" table:formula="of:=IF([.E14]=&quot;&quot;;[.C14];CONCATENATE([.C14];&quot; / &quot;;[.E14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30_23-11-04_000.jpg</text:p>
          </table:table-cell>
          <table:table-cell table:style-name="ce17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5]=&quot;&quot;;[.C15];CONCATENATE([.C15];&quot; / &quot;;[.E15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30_23-19-23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30_23-39-23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17]=&quot;&quot;;[.C17];CONCATENATE([.C17];&quot; / &quot;;[.E17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31_00-00-08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18]=&quot;&quot;;[.C18];CONCATENATE([.C18];&quot; / &quot;;[.E18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31_00-28-00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573608 E-139-34-49.050292</text:p>
          </table:table-cell>
          <table:table-cell table:style-name="ce39" table:formula="of:=IF([.E19]=&quot;&quot;;[.C19];CONCATENATE([.C19];&quot; / &quot;;[.E1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31_00-28-08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050292</text:p>
          </table:table-cell>
          <table:table-cell table:style-name="ce39" table:formula="of:=IF([.E20]=&quot;&quot;;[.C20];CONCATENATE([.C20];&quot; / &quot;;[.E20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31_00-28-18_000.jpg</text:p>
          </table:table-cell>
          <table:table-cell table:style-name="ce8" office:value-type="string">
            <text:p>:PHOTO 記録 / 文書 / 時刻；推移；ストップウオッチ / 飲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31_00-29-58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46142 E-139-34-49.160156</text:p>
          </table:table-cell>
          <table:table-cell table:style-name="ce39" table:formula="of:=IF([.E22]=&quot;&quot;;[.C22];CONCATENATE([.C22];&quot; / &quot;;[.E22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8-31_05-53-17_000.jpg</text:p>
          </table:table-cell>
          <table:table-cell table:style-name="ce19" office:value-type="string">
            <text:p>:m :PHOTO 起きた時刻 / 2020</text:p>
          </table:table-cell>
          <table:table-cell table:style-name="ce16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3]=&quot;&quot;;[.C23];CONCATENATE([.C23];&quot; / &quot;;[.E23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8-31_05-58-43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4"/>
          <table:table-cell table:style-name="ce4"/>
          <table:table-cell table:style-name="ce4" office:value-type="string">
            <text:p>N-35-35-29.013061 E-139-34-49.599609</text:p>
          </table:table-cell>
          <table:table-cell table:style-name="ce39" table:formula="of:=IF([.E24]=&quot;&quot;;[.C24];CONCATENATE([.C24];&quot; / &quot;;[.E2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8-31_06-29-00_000.jpg</text:p>
          </table:table-cell>
          <table:table-cell table:style-name="ce19" office:value-type="string">
            <text:p>:tome/ (J*) / 今やっていること、続けろ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5]=&quot;&quot;;[.C25];CONCATENATE([.C25];&quot; / &quot;;[.E25]))" office:value-type="string" office:string-value=":tome/ (J*) / 今やっていること、続けろ">
            <text:p>:tome/ (J*) / 今やっていること、続けろ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30_15-12-21_000.mp4</text:p>
          </table:table-cell>
          <table:table-cell table:style-name="ce22" office:value-type="string">
            <text:p>:VIDEO / @自室 / 記録 / knoten / 実演,perform / n-2020-0830-1 / knot=ふた結び(zwei-halber-schlag),for=analysis:2nd-knot-why-specific-direction</text:p>
          </table:table-cell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string" office:string-value=":VIDEO / @自室 / 記録 / knoten / 実演,perform / n-2020-0830-1 / knot=ふた結び(zwei-halber-schlag),for=analysis:2nd-knot-why-specific-direction">
            <text:p>:VIDEO / @自室 / 記録 / knoten / 実演,perform / n-2020-0830-1 / knot=ふた結び(zwei-halber-schlag),for=analysis:2nd-knot-why-specific-directio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30_21-48-24_000.mp4</text:p>
          </table:table-cell>
          <table:table-cell table:style-name="ce8" office:value-type="string">
            <text:p>:VIDEO / @自宅 / メモ / kb,keyboard / 演奏、play / k-2020-0830-1 / genr=f-N,key=Fm,RH=melody,LH=grip</text:p>
          </table:table-cell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string" office:string-value=":VIDEO / @自宅 / メモ / kb,keyboard / 演奏、play / k-2020-0830-1 / genr=f-N,key=Fm,RH=melody,LH=grip">
            <text:p>:VIDEO / @自宅 / メモ / kb,keyboard / 演奏、play / k-2020-0830-1 / genr=f-N,key=Fm,RH=melody,LH=grip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31_06-15-17_000.m4a</text:p>
          </table:table-cell>
          <table:table-cell table:style-name="ce8" office:value-type="string">
            <text:p>:VOICE-MEMO / @自宅 / 考え / 「整える」 / 「治す」のではなく、「整える」；脛のふくらみについて</text:p>
          </table:table-cell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string" office:string-value=":VOICE-MEMO / @自宅 / 考え / 「整える」 / 「治す」のではなく、「整える」；脛のふくらみについて">
            <text:p>:VOICE-MEMO / @自宅 / 考え / 「整える」 / 「治す」のではなく、「整える」；脛のふくらみについて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31_06-15-44_000.m4a</text:p>
          </table:table-cell>
          <table:table-cell table:style-name="ce8" office:value-type="string">
            <text:p>:VOICE-MEMO / @自宅 / diary / 初めて / 起床時、シャツを着た</text:p>
          </table:table-cell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string" office:string-value=":VOICE-MEMO / @自宅 / diary / 初めて / 起床時、シャツを着た">
            <text:p>:VOICE-MEMO / @自宅 / diary / 初めて / 起床時、シャツを着た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31_06-42-28_000.mp4</text:p>
          </table:table-cell>
          <table:table-cell table:style-name="ce8" office:value-type="string">
            <text:p>:VIDEO / @自宅 / 体操 / ダンス、dance-original / d-2020-0831-1 / id=3f.n</text:p>
          </table:table-cell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string" office:string-value=":VIDEO / @自宅 / 体操 / ダンス、dance-original / d-2020-0831-1 / id=3f.n">
            <text:p>:VIDEO / @自宅 / 体操 / ダンス、dance-original / d-2020-0831-1 / id=3f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31_07-09-06_000.mp4</text:p>
          </table:table-cell>
          <table:table-cell table:style-name="ce8" office:value-type="string">
            <text:p>:VIDEO / @自宅 / 体操 / ダンス、dance-original / d-2020-0831-2 / id=4b-1.n</text:p>
          </table:table-cell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string" office:string-value=":VIDEO / @自宅 / 体操 / ダンス、dance-original / d-2020-0831-2 / id=4b-1.n">
            <text:p>:VIDEO / @自宅 / 体操 / ダンス、dance-original / d-2020-0831-2 / id=4b-1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1">2020/08/31</text:date>, <text:time>08:11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31T08:11:31.13</dc:date>
    <dc:creator>iwabuchi ken</dc:creator>
    <meta:editing-duration>P24DT20H40M55S</meta:editing-duration>
    <meta:editing-cycles>9449</meta:editing-cycles>
    <meta:document-statistic meta:table-count="1" meta:cell-count="494" meta:object-count="0"/>
  </office:meta>
</office:document-meta>
</file>